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style:page-number="auto" fo:background-color="transparent"/>
      <style:text-properties fo:font-size="32pt" officeooo:paragraph-rsid="000d4366" style:font-name-asian="Noto Sans CJK JP" style:font-size-asian="28pt" style:language-asian="ja" style:country-asian="JP" style:font-size-complex="32pt"/>
    </style:style>
    <style:style style:name="P2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paragraph-rsid="000d4366" style:font-name-asian="Noto Sans CJK JP" style:font-size-asian="28pt" style:language-asian="ja" style:country-asian="JP" style:font-size-complex="32pt"/>
    </style:style>
    <style:style style:name="P3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9800ca" officeooo:paragraph-rsid="019800ca" style:font-name-asian="Noto Sans CJK JP" style:font-size-asian="28pt" style:language-asian="ja" style:country-asian="JP" style:font-size-complex="32pt"/>
    </style:style>
    <style:style style:name="P4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98bce8" officeooo:paragraph-rsid="0198bce8" style:font-name-asian="Noto Sans CJK JP" style:font-size-asian="28pt" style:language-asian="ja" style:country-asian="JP" style:font-size-complex="32pt"/>
    </style:style>
    <style:style style:name="P5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9bb93a" officeooo:paragraph-rsid="019bb93a" style:font-name-asian="Noto Sans CJK JP" style:font-size-asian="28pt" style:language-asian="ja" style:country-asian="JP" style:font-size-complex="32pt"/>
    </style:style>
    <style:style style:name="P6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9dd1b5" officeooo:paragraph-rsid="019dd1b5" style:font-name-asian="Noto Sans CJK JP" style:font-size-asian="28pt" style:language-asian="ja" style:country-asian="JP" style:font-size-complex="32pt"/>
    </style:style>
    <style:style style:name="P7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a77167" officeooo:paragraph-rsid="01a77167" style:font-name-asian="Noto Sans CJK JP" style:font-size-asian="28pt" style:language-asian="ja" style:country-asian="JP" style:font-size-complex="32pt"/>
    </style:style>
    <style:style style:name="P8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a8b325" officeooo:paragraph-rsid="01a8b325" style:font-name-asian="Noto Sans CJK JP" style:font-size-asian="28pt" style:language-asian="ja" style:country-asian="JP" style:font-size-complex="32pt"/>
    </style:style>
    <style:style style:name="P9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b5bdc8" officeooo:paragraph-rsid="01b5bdc8" style:font-name-asian="Noto Sans CJK JP" style:font-size-asian="28pt" style:language-asian="ja" style:country-asian="JP" style:font-size-complex="32pt"/>
    </style:style>
    <style:style style:name="P10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b5bdc8" officeooo:paragraph-rsid="01b7a62f" style:font-name-asian="Noto Sans CJK JP" style:font-size-asian="28pt" style:language-asian="ja" style:country-asian="JP" style:font-size-complex="32pt"/>
    </style:style>
    <style:style style:name="P11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b9254e" officeooo:paragraph-rsid="01b9254e" style:font-name-asian="Noto Sans CJK JP" style:font-size-asian="28pt" style:language-asian="ja" style:country-asian="JP" style:font-size-complex="32pt"/>
    </style:style>
    <style:style style:name="P12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bcb266" officeooo:paragraph-rsid="01bcb266" style:font-name-asian="Noto Sans CJK JP" style:font-size-asian="28pt" style:language-asian="ja" style:country-asian="JP" style:font-size-complex="32pt"/>
    </style:style>
    <style:style style:name="P13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align="start" style:justify-single-word="false" fo:text-indent="0in" style:auto-text-indent="false" fo:background-color="transparent"/>
      <style:text-properties fo:font-size="32pt" officeooo:rsid="01a8b325" officeooo:paragraph-rsid="01bcb266" style:font-name-asian="Noto Sans CJK JP" style:font-size-asian="28pt" style:language-asian="ja" style:country-asian="JP" style:font-size-complex="32pt"/>
    </style:style>
    <style:style style:name="P14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align="start" style:justify-single-word="false" fo:text-indent="0in" style:auto-text-indent="false" fo:background-color="transparent"/>
      <style:text-properties fo:font-size="32pt" officeooo:rsid="01cf13f6" officeooo:paragraph-rsid="01cf13f6" style:font-name-asian="Noto Sans CJK JP" style:font-size-asian="28pt" style:language-asian="ja" style:country-asian="JP" style:font-size-complex="32pt"/>
    </style:style>
    <style:style style:name="P15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align="start" style:justify-single-word="false" fo:text-indent="0in" style:auto-text-indent="false" fo:background-color="transparent"/>
      <style:text-properties fo:font-size="32pt" officeooo:rsid="01cfd9eb" officeooo:paragraph-rsid="01cfd9eb" style:font-name-asian="Noto Sans CJK JP" style:font-size-asian="28pt" style:language-asian="ja" style:country-asian="JP" style:font-size-complex="32pt"/>
    </style:style>
    <style:style style:name="P16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a8b325" officeooo:paragraph-rsid="01bcb266" style:font-name-asian="Noto Sans CJK JP" style:font-size-asian="28pt" style:language-asian="ja" style:country-asian="JP" style:font-size-complex="32pt"/>
    </style:style>
    <style:style style:name="P17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d4df19" officeooo:paragraph-rsid="01d4df19" style:font-name-asian="Noto Sans CJK JP" style:font-size-asian="28pt" style:language-asian="ja" style:country-asian="JP" style:font-size-complex="32pt"/>
    </style:style>
    <style:style style:name="P18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d4df19" officeooo:paragraph-rsid="01d4df19" style:font-name-asian="Noto Sans CJK JP" style:font-size-asian="28pt" style:language-asian="ja" style:country-asian="JP" style:font-size-complex="28pt"/>
    </style:style>
    <style:style style:name="P19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a8b325" officeooo:paragraph-rsid="01a8b325" style:font-name-asian="Noto Sans CJK JP" style:font-size-asian="28pt" style:language-asian="ja" style:country-asian="JP" style:font-size-complex="28pt"/>
    </style:style>
    <style:style style:name="P20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d8ddad" officeooo:paragraph-rsid="01d8ddad" style:font-name-asian="Noto Sans CJK JP" style:font-size-asian="28pt" style:language-asian="ja" style:country-asian="JP" style:font-size-complex="28pt"/>
    </style:style>
    <style:style style:name="P21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d9d46c" officeooo:paragraph-rsid="01d9d46c" style:font-name-asian="Noto Sans CJK JP" style:font-size-asian="28pt" style:language-asian="ja" style:country-asian="JP" style:font-size-complex="28pt"/>
    </style:style>
    <style:style style:name="P22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dbcfe8" officeooo:paragraph-rsid="01dbcfe8" style:font-name-asian="Noto Sans CJK JP" style:font-size-asian="28pt" style:language-asian="ja" style:country-asian="JP" style:font-size-complex="28pt"/>
    </style:style>
    <style:style style:name="P23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dd1d52" officeooo:paragraph-rsid="01dd1d52" style:font-name-asian="Noto Sans CJK JP" style:font-size-asian="28pt" style:language-asian="ja" style:country-asian="JP" style:font-size-complex="28pt"/>
    </style:style>
    <style:style style:name="P24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df3351" officeooo:paragraph-rsid="01df3351" style:font-name-asian="Noto Sans CJK JP" style:font-size-asian="28pt" style:language-asian="ja" style:country-asian="JP" style:font-size-complex="28pt"/>
    </style:style>
    <style:style style:name="P25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paragraph-rsid="01e1b9ad" style:font-name-asian="Noto Sans CJK JP" style:font-size-asian="28pt" style:font-size-complex="28pt"/>
    </style:style>
    <style:style style:name="P2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e1b9ad" officeooo:paragraph-rsid="01e1b9ad" style:font-name-asian="Noto Sans CJK JP" style:font-size-asian="28pt" style:language-asian="ja" style:country-asian="JP" style:font-size-complex="28pt"/>
    </style:style>
    <style:style style:name="P2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ec2eea" officeooo:paragraph-rsid="01ec2eea" style:font-name-asian="Noto Sans CJK JP" style:font-size-asian="28pt" style:language-asian="ja" style:country-asian="JP" style:font-size-complex="28pt"/>
    </style:style>
    <style:style style:name="P2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ec576f" officeooo:paragraph-rsid="01ec576f" style:font-name-asian="Noto Sans CJK JP" style:font-size-asian="28pt" style:language-asian="ja" style:country-asian="JP" style:font-size-complex="28pt"/>
    </style:style>
    <style:style style:name="P2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edd73b" officeooo:paragraph-rsid="01edd73b" style:font-name-asian="Noto Sans CJK JP" style:font-size-asian="28pt" style:language-asian="ja" style:country-asian="JP" style:font-size-complex="28pt"/>
    </style:style>
    <style:style style:name="P3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ef6ec0" officeooo:paragraph-rsid="01ef6ec0" style:font-name-asian="Noto Sans CJK JP" style:font-size-asian="28pt" style:language-asian="ja" style:country-asian="JP" style:font-size-complex="28pt"/>
    </style:style>
    <style:style style:name="P3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f10502" officeooo:paragraph-rsid="01f10502" style:font-name-asian="Noto Sans CJK JP" style:font-size-asian="28pt" style:language-asian="ja" style:country-asian="JP" style:font-size-complex="28pt"/>
    </style:style>
    <style:style style:name="P3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f5f569" officeooo:paragraph-rsid="01f5f569" style:font-name-asian="Noto Sans CJK JP" style:font-size-asian="28pt" style:language-asian="ja" style:country-asian="JP" style:font-size-complex="28pt"/>
    </style:style>
    <style:style style:name="P3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f7e374" officeooo:paragraph-rsid="01f7e374" style:font-name-asian="Noto Sans CJK JP" style:font-size-asian="28pt" style:language-asian="ja" style:country-asian="JP" style:font-size-complex="28pt"/>
    </style:style>
    <style:style style:name="P3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fb9022" officeooo:paragraph-rsid="01fb9022" style:font-name-asian="Noto Sans CJK JP" style:font-size-asian="28pt" style:language-asian="ja" style:country-asian="JP" style:font-size-complex="28pt"/>
    </style:style>
    <style:style style:name="P3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fed759" officeooo:paragraph-rsid="01fed759" style:font-name-asian="Noto Sans CJK JP" style:font-size-asian="28pt" style:language-asian="ja" style:country-asian="JP" style:font-size-complex="28pt"/>
    </style:style>
    <style:style style:name="P3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02dcb0" officeooo:paragraph-rsid="0202dcb0" style:font-name-asian="Noto Sans CJK JP" style:font-size-asian="28pt" style:language-asian="ja" style:country-asian="JP" style:font-size-complex="28pt"/>
    </style:style>
    <style:style style:name="P3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0ad7ba" officeooo:paragraph-rsid="020ad7ba" style:font-name-asian="Noto Sans CJK JP" style:font-size-asian="28pt" style:language-asian="ja" style:country-asian="JP" style:font-size-complex="28pt"/>
    </style:style>
    <style:style style:name="P3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0e8090" officeooo:paragraph-rsid="020e8090" style:font-name-asian="Noto Sans CJK JP" style:font-size-asian="28pt" style:language-asian="ja" style:country-asian="JP" style:font-size-complex="28pt"/>
    </style:style>
    <style:style style:name="P3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10dbeb" officeooo:paragraph-rsid="0210dbeb" style:font-name-asian="Noto Sans CJK JP" style:font-size-asian="28pt" style:language-asian="ja" style:country-asian="JP" style:font-size-complex="28pt"/>
    </style:style>
    <style:style style:name="P4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17317e" officeooo:paragraph-rsid="0217317e" style:font-name-asian="Noto Sans CJK JP" style:font-size-asian="28pt" style:language-asian="ja" style:country-asian="JP" style:font-size-complex="28pt"/>
    </style:style>
    <style:style style:name="P4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1a0c9b" officeooo:paragraph-rsid="021a0c9b" style:font-name-asian="Noto Sans CJK JP" style:font-size-asian="28pt" style:language-asian="ja" style:country-asian="JP" style:font-size-complex="28pt"/>
    </style:style>
    <style:style style:name="P4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236640" officeooo:paragraph-rsid="02236640" style:font-name-asian="Noto Sans CJK JP" style:font-size-asian="28pt" style:language-asian="ja" style:country-asian="JP" style:font-size-complex="28pt"/>
    </style:style>
    <style:style style:name="P4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285877" officeooo:paragraph-rsid="02285877" style:font-name-asian="Noto Sans CJK JP" style:font-size-asian="28pt" style:language-asian="ja" style:country-asian="JP" style:font-size-complex="28pt"/>
    </style:style>
    <style:style style:name="P4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319b62" officeooo:paragraph-rsid="02319b62" style:font-name-asian="Noto Sans CJK JP" style:font-size-asian="28pt" style:language-asian="ja" style:country-asian="JP" style:font-size-complex="28pt"/>
    </style:style>
    <style:style style:name="P4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379d8d" officeooo:paragraph-rsid="02379d8d" style:font-name-asian="Noto Sans CJK JP" style:font-size-asian="28pt" style:language-asian="ja" style:country-asian="JP" style:font-size-complex="28pt"/>
    </style:style>
    <style:style style:name="P4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37cbc3" officeooo:paragraph-rsid="0237cbc3" style:font-name-asian="Noto Sans CJK JP" style:font-size-asian="28pt" style:language-asian="ja" style:country-asian="JP" style:font-size-complex="28pt"/>
    </style:style>
    <style:style style:name="P4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3abe46" officeooo:paragraph-rsid="023abe46" style:font-name-asian="Noto Sans CJK JP" style:font-size-asian="28pt" style:language-asian="ja" style:country-asian="JP" style:font-size-complex="28pt"/>
    </style:style>
    <style:style style:name="P4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44b811" officeooo:paragraph-rsid="0244b811" style:font-name-asian="Noto Sans CJK JP" style:font-size-asian="28pt" style:language-asian="ja" style:country-asian="JP" style:font-size-complex="28pt"/>
    </style:style>
    <style:style style:name="P4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451bcc" officeooo:paragraph-rsid="02451bcc" style:font-name-asian="Noto Sans CJK JP" style:font-size-asian="28pt" style:language-asian="ja" style:country-asian="JP" style:font-size-complex="28pt"/>
    </style:style>
    <style:style style:name="P5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4578a9" officeooo:paragraph-rsid="024578a9" style:font-name-asian="Noto Sans CJK JP" style:font-size-asian="28pt" style:language-asian="ja" style:country-asian="JP" style:font-size-complex="28pt"/>
    </style:style>
    <style:style style:name="P5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48f1b6" officeooo:paragraph-rsid="0248f1b6" style:font-name-asian="Noto Sans CJK JP" style:font-size-asian="28pt" style:language-asian="ja" style:country-asian="JP" style:font-size-complex="28pt"/>
    </style:style>
    <style:style style:name="P5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490b89" officeooo:paragraph-rsid="02490b89" style:font-name-asian="Noto Sans CJK JP" style:font-size-asian="28pt" style:language-asian="ja" style:country-asian="JP" style:font-size-complex="28pt"/>
    </style:style>
    <style:style style:name="P5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4cbb53" officeooo:paragraph-rsid="024cbb53" style:font-name-asian="Noto Sans CJK JP" style:font-size-asian="28pt" style:language-asian="ja" style:country-asian="JP" style:font-size-complex="28pt"/>
    </style:style>
    <style:style style:name="P5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4efebc" officeooo:paragraph-rsid="024efebc" style:font-name-asian="Noto Sans CJK JP" style:font-size-asian="28pt" style:language-asian="ja" style:country-asian="JP" style:font-size-complex="28pt"/>
    </style:style>
    <style:style style:name="P5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4fede4" officeooo:paragraph-rsid="024fede4" style:font-name-asian="Noto Sans CJK JP" style:font-size-asian="28pt" style:language-asian="ja" style:country-asian="JP" style:font-size-complex="28pt"/>
    </style:style>
    <style:style style:name="P5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526a6a" officeooo:paragraph-rsid="02526a6a" style:font-name-asian="Noto Sans CJK JP" style:font-size-asian="28pt" style:language-asian="ja" style:country-asian="JP" style:font-size-complex="28pt"/>
    </style:style>
    <style:style style:name="P5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55c635" officeooo:paragraph-rsid="0255c635" style:font-name-asian="Noto Sans CJK JP" style:font-size-asian="28pt" style:language-asian="ja" style:country-asian="JP" style:font-size-complex="28pt"/>
    </style:style>
    <style:style style:name="P5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58a243" officeooo:paragraph-rsid="0258a243" style:font-name-asian="Noto Sans CJK JP" style:font-size-asian="28pt" style:language-asian="ja" style:country-asian="JP" style:font-size-complex="28pt"/>
    </style:style>
    <style:style style:name="P5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6143e8" officeooo:paragraph-rsid="026143e8" style:font-name-asian="Noto Sans CJK JP" style:font-size-asian="28pt" style:language-asian="ja" style:country-asian="JP" style:font-size-complex="28pt"/>
    </style:style>
    <style:style style:name="P6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637d1e" officeooo:paragraph-rsid="02637d1e" style:font-name-asian="Noto Sans CJK JP" style:font-size-asian="28pt" style:language-asian="ja" style:country-asian="JP" style:font-size-complex="28pt"/>
    </style:style>
    <style:style style:name="P6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66583e" officeooo:paragraph-rsid="0266583e" style:font-name-asian="Noto Sans CJK JP" style:font-size-asian="28pt" style:language-asian="ja" style:country-asian="JP" style:font-size-complex="28pt"/>
    </style:style>
    <style:style style:name="P6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6a3dce" officeooo:paragraph-rsid="026a3dce" style:font-name-asian="Noto Sans CJK JP" style:font-size-asian="28pt" style:language-asian="ja" style:country-asian="JP" style:font-size-complex="28pt"/>
    </style:style>
    <style:style style:name="T1" style:family="text">
      <style:text-properties officeooo:rsid="019800ca"/>
    </style:style>
    <style:style style:name="T2" style:family="text">
      <style:text-properties officeooo:rsid="01a39fa7"/>
    </style:style>
    <style:style style:name="T3" style:family="text">
      <style:text-properties officeooo:rsid="01afc1c3"/>
    </style:style>
    <style:style style:name="T4" style:family="text">
      <style:text-properties officeooo:rsid="01b3da9c"/>
    </style:style>
    <style:style style:name="T5" style:family="text">
      <style:text-properties officeooo:rsid="01b74e85"/>
    </style:style>
    <style:style style:name="T6" style:family="text">
      <style:text-properties officeooo:rsid="01b7a62f"/>
    </style:style>
    <style:style style:name="T7" style:family="text">
      <style:text-properties officeooo:rsid="01c4997a"/>
    </style:style>
    <style:style style:name="T8" style:family="text">
      <style:text-properties officeooo:rsid="01c63264"/>
    </style:style>
    <style:style style:name="T9" style:family="text">
      <style:text-properties officeooo:rsid="01cbfb07"/>
    </style:style>
    <style:style style:name="T10" style:family="text">
      <style:text-properties officeooo:rsid="01d35c9c"/>
    </style:style>
    <style:style style:name="T11" style:family="text">
      <style:text-properties officeooo:rsid="01d6e5b9"/>
    </style:style>
    <style:style style:name="T12" style:family="text">
      <style:text-properties officeooo:rsid="01e1b9ad" style:language-asian="ja" style:country-asian="JP"/>
    </style:style>
    <style:style style:name="T13" style:family="text">
      <style:text-properties officeooo:rsid="01ecf374"/>
    </style:style>
    <style:style style:name="T14" style:family="text">
      <style:text-properties style:text-underline-style="none"/>
    </style:style>
    <style:style style:name="T15" style:family="text">
      <style:text-properties officeooo:rsid="023f02a7"/>
    </style:style>
    <style:style style:name="T16" style:family="text">
      <style:text-properties officeooo:rsid="02676380"/>
    </style:style>
    <style:style style:name="Ru1" style:family="ruby">
      <style:ruby-properties style:ruby-align="left" style:ruby-position="above" loext:ruby-position="abov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s <text:span text:style-name="T1">03/03/2025:</text:span></text:p>
      <text:p text:style-name="P2">住んでいます <text:span text:style-name="T1">for present. 住みます for future.</text:span></text:p>
      <text:p text:style-name="P3">１．私はアメリカに住んでいます。でも、来年日本に住みます。</text:p>
      <text:p text:style-name="P4">２．来年、私の彼女と<text:ruby text:style-name="Ru1"><text:ruby-base>結婚</text:ruby-base><text:ruby-text>けっこん</text:ruby-text></text:ruby>します。</text:p>
      <text:p text:style-name="P4">３．東京で<text:ruby text:style-name="Ru1"><text:ruby-base>結婚式</text:ruby-base><text:ruby-text>けっこんしき</text:ruby-text></text:ruby>をあげます。</text:p>
      <text:p text:style-name="P4"/>
      <text:p text:style-name="P5">Exercises 05/03/2025:</text:p>
      <text:p text:style-name="P5">１．彼と<text:ruby text:style-name="Ru1"><text:ruby-base>付</text:ruby-base><text:ruby-text>つ</text:ruby-text></text:ruby>き<text:ruby text:style-name="Ru1"><text:ruby-base>合</text:ruby-base><text:ruby-text>あ</text:ruby-text></text:ruby>っています。彼は私の<text:ruby text:style-name="Ru1"><text:ruby-base>恋人</text:ruby-base><text:ruby-text>こいびと</text:ruby-text></text:ruby>です。</text:p>
      <text:p text:style-name="P5">２．かおるさんとつばささんは<text:ruby text:style-name="Ru1"><text:ruby-base>付</text:ruby-base><text:ruby-text>つ</text:ruby-text></text:ruby>き<text:ruby text:style-name="Ru1"><text:ruby-base>合</text:ruby-base><text:ruby-text>あ</text:ruby-text></text:ruby>っています。</text:p>
      <text:p text:style-name="P6">３．あれはその人の<text:ruby text:style-name="Ru1"><text:ruby-base>奥</text:ruby-base><text:ruby-text>おく</text:ruby-text></text:ruby>さんとお<text:ruby text:style-name="Ru1"><text:ruby-base>母</text:ruby-base><text:ruby-text>かあ</text:ruby-text></text:ruby>さんです。</text:p>
      <text:p text:style-name="P6">４．彼女と結婚したので、私の奥さんになりました。</text:p>
      <text:p text:style-name="P6">５．私の<text:ruby text:style-name="Ru1"><text:ruby-base>親</text:ruby-base><text:ruby-text>おや</text:ruby-text></text:ruby>は学校で仕事をしています。</text:p>
      <text:p text:style-name="P6">６．私の<text:ruby text:style-name="Ru1"><text:ruby-base>親友</text:ruby-base><text:ruby-text>しんゆう</text:ruby-text></text:ruby>は彼の<text:ruby text:style-name="Ru1"><text:ruby-base>母親</text:ruby-base><text:ruby-text>ははおや</text:ruby-text></text:ruby>と<text:ruby text:style-name="Ru1"><text:ruby-base>父親</text:ruby-base><text:ruby-text>ちちおや</text:ruby-text></text:ruby>と<text:ruby text:style-name="Ru1"><text:ruby-base>住</text:ruby-base><text:ruby-text>す</text:ruby-text></text:ruby>んでいます。</text:p>
      <text:p text:style-name="P6">７．A: 家族と一緒に住んでいますか。B: いいえ、友達と住んでいます。</text:p>
      <text:p text:style-name="P6">Kazuya's story:</text:p>
      <text:p text:style-name="P6">かずや<text:span text:style-name="T2">(A), やき(B)</text:span></text:p>
      <text:p text:style-name="P6">A: ゆきさんは家族と住んでいますか。</text:p>
      <text:p text:style-name="P6">B: はい、そうです。かずやさんは？</text:p>
      <text:p text:style-name="P6">A: 僕はさやかさんと住んでいます。</text:p>
      <text:p text:style-name="P6">B: へぇ。さやかさんはかずやさんの奥さんですか。</text:p>
      <text:p text:style-name="P6">A: いいえ、僕はさやかさんと<text:ruby text:style-name="Ru1"><text:ruby-base>付</text:ruby-base><text:ruby-text>つ</text:ruby-text></text:ruby>き<text:ruby text:style-name="Ru1"><text:ruby-base>合</text:ruby-base><text:ruby-text>あ</text:ruby-text></text:ruby>っています。でも、来年結婚します。</text:p>
      <text:p text:style-name="P6">B: わぁ〜、そうですか。おめでとうございます。どこで結婚しますか。</text:p>
      <text:p text:style-name="P6">A: ハワイで<text:ruby text:style-name="Ru1"><text:ruby-base>結婚式</text:ruby-base><text:ruby-text>けっこんしき</text:ruby-text></text:ruby>をあげます。</text:p>
      <text:p text:style-name="P6">B: そうですか。いいですね。</text:p>
      <text:p text:style-name="P6">８．さやかさんはかずやさんの奥さんじゃないです。でも、<text:ruby text:style-name="Ru1"><text:ruby-base>恋人</text:ruby-base><text:ruby-text>こいびと</text:ruby-text></text:ruby>です。</text:p>
      <text:p text:style-name="P6">９．彼がいません。でも、友達がいます。</text:p>
      <text:p text:style-name="P7">１０．私はアメリカに住んでいます。でも、来年日本に住みます。</text:p>
      <text:p text:style-name="P7">１１．私は今家族と<text:ruby text:style-name="Ru1"><text:ruby-base>名古屋</text:ruby-base><text:ruby-text>なごや</text:ruby-text></text:ruby>に住んでいます。でも、来年は<text:ruby text:style-name="Ru1"><text:ruby-base>東京</text:ruby-base><text:ruby-text>とうきょう</text:ruby-text></text:ruby>の大学に行きますから、<text:ruby text:style-name="Ru1"><text:ruby-base>東京</text:ruby-base><text:ruby-text>とうきょう</text:ruby-text></text:ruby>に住みます。</text:p>
      <text:p text:style-name="P7"/>
      <text:p text:style-name="P8">Exercises 23/04/2025:</text:p>
      <text:p text:style-name="P8">Miki (A) and miki’s older brother (B) informal conversation:</text:p>
      <text:p text:style-name="P8">A: お兄ちゃん、今日晩ご飯をうちで食べる？</text:p>
      <text:p text:style-name="P8">B: ううん、三時にひろき君と<text:ruby text:style-name="Ru1"><text:ruby-base>横浜</text:ruby-base><text:ruby-text>よこはま</text:ruby-text></text:ruby>で会う。だから、晩ご飯の前にうちに帰らないよ。</text:p>
      <text:p text:style-name="P8">A: そう、<text:ruby text:style-name="Ru1"><text:ruby-base>横浜</text:ruby-base><text:ruby-text>よこはま</text:ruby-text></text:ruby>で何をするの？</text:p>
      <text:p text:style-name="P8">B: 買い物して、映画を見る。お母さんはうちにいないの？</text:p>
      <text:p text:style-name="P8">A: うん、お父さんとコンサートに行くよ。</text:p>
      <text:p text:style-name="P8">B: あー、そっか。じゃあ、みきはカップラーメン食べる？</text:p>
      <text:p text:style-name="P8">A: ううん、食べないよ。あきちゃんと<text:ruby text:style-name="Ru1"><text:ruby-base>角</text:ruby-base><text:ruby-text>かど</text:ruby-text></text:ruby>のラーメン屋に行くよ。</text:p>
      <text:p text:style-name="P8">B: <text:ruby text:style-name="Ru1"><text:ruby-base>結局</text:ruby-base><text:ruby-text>けっきょく</text:ruby-text></text:ruby>、ラーメンを食べるね。</text:p>
      <text:p text:style-name="P8">A: あはは。</text:p>
      <text:p text:style-name="P8"/>
      <text:p text:style-name="P8">１．A: 図書館で勉強する？<text:span text:style-name="T3">　B: ううん、うちにいるよ。</text:span></text:p>
      <text:p text:style-name="P8">２．牛乳がない。コンビニに行く。</text:p>
      <text:p text:style-name="P8">３．A: 明日何をするの？<text:span text:style-name="T4">　B: 博物館に行く。</text:span></text:p>
      <text:p text:style-name="P9">４．これは有名な食べ物よ。</text:p>
      <text:p text:style-name="P9">５．友達は親切だ。そして、頭がいいよ。</text:p>
      <text:p text:style-name="P9">６．エミさんは先生じゃない。背が高くない。</text:p>
      <text:p text:style-name="P9">７．A: 寿司が好き？<text:span text:style-name="T5">　B: ううん、好きじゃないよ。全然魚を食べないよ。</text:span></text:p>
      <text:p text:style-name="P10">８．A: カラオケはどう？<text:span text:style-name="T6">　B: 私はいかない。歌が下手だよ。</text:span></text:p>
      <text:p text:style-name="P10">９．この皿を買わない。安くない。</text:p>
      <text:p text:style-name="P11">１０．A: このケーキを食べない？　ケーキが嫌い？　B: ううん、ケーキが大好きだよ。でも、お<text:ruby text:style-name="Ru1"><text:ruby-base>腹</text:ruby-base><text:ruby-text>なか</text:ruby-text></text:ruby>が痛い。</text:p>
      <text:p text:style-name="P11">１１．私は料理が得意じゃない。でも、食べることが大好き。</text:p>
      <text:p text:style-name="P8"/>
      <text:p text:style-name="P12">Exercises 25/04/2025:</text:p>
      <text:p text:style-name="P13">１．母は料理が上手。母のばら寿司はとてもおいしい。</text:p>
      <text:p text:style-name="P13">２．先週バスケットボールをした。</text:p>
      <text:p text:style-name="P13">３．昨日美味しいコーヒーを飲んだ。</text:p>
      <text:p text:style-name="P13">４．先週かわいい<text:ruby text:style-name="Ru1"><text:ruby-base>帽子</text:ruby-base><text:ruby-text>ぼうし</text:ruby-text></text:ruby>を買った。</text:p>
      <text:p text:style-name="P13">５．先週バスケットボールをしなかった。</text:p>
      <text:p text:style-name="P13">６．今日朝ご飯を食べなかった。</text:p>
      <text:p text:style-name="P13">７．A: 昨日スーパーに行った？<text:span text:style-name="T7">　B: ううん、行かなかった。</text:span></text:p>
      <text:p text:style-name="P13">８．A: 日曜日に海に行った？<text:span text:style-name="T8">　</text:span>B: ううん、行かなかった。でも、公園に行ったよ。</text:p>
      <text:p text:style-name="P13">９．昨日うちで仕事をしていなかった。</text:p>
      <text:p text:style-name="P13"/>
      <text:p text:style-name="P13">Hana's visit to the templ<text:span text:style-name="T9">e. （花のお寺</text:span><text:ruby text:style-name="Ru1"><text:ruby-base><text:span text:style-name="T9">訪問</text:span></text:ruby-base><text:ruby-text>ほうもん</text:ruby-text></text:ruby><text:span text:style-name="T9">）。</text:span></text:p>
      <text:p text:style-name="P13">日曜日にお<text:ruby text:style-name="Ru1"><text:ruby-base>寺</text:ruby-base><text:ruby-text>てら</text:ruby-text></text:ruby>に行った。毎月マーケットがある。古い<text:ruby text:style-name="Ru1"><text:ruby-base>皿</text:ruby-base><text:ruby-text>さら</text:ruby-text></text:ruby>や<text:ruby text:style-name="Ru1"><text:ruby-base>花瓶</text:ruby-base><text:ruby-text>かびん</text:ruby-text></text:ruby>を見た。花瓶は買わなかった。でも、皿を三<text:ruby text:style-name="Ru1"><text:ruby-base>枚</text:ruby-base><text:ruby-text>まい</text:ruby-text></text:ruby>買った。それから、美味しいお<text:ruby text:style-name="Ru1"><text:ruby-base>菓子</text:ruby-base><text:ruby-text>かし</text:ruby-text></text:ruby>を買って、食べた。お寺にきれいな<text:ruby text:style-name="Ru1"><text:ruby-base>庭</text:ruby-base><text:ruby-text>にわ</text:ruby-text></text:ruby>があって、少し<text:ruby text:style-name="Ru1"><text:ruby-base>歩</text:ruby-base><text:ruby-text>ある</text:ruby-text></text:ruby>いた。木や花の写真を<text:ruby text:style-name="Ru1"><text:ruby-base>撮</text:ruby-base><text:ruby-text>と</text:ruby-text></text:ruby>った。来月も行くよ。</text:p>
      <text:p text:style-name="P13"/>
      <text:p text:style-name="P14">１０．山口さんは歌が上手だった。でも、<text:ruby text:style-name="Ru1"><text:ruby-base>絵</text:ruby-base><text:ruby-text>え</text:ruby-text></text:ruby>が上手じゃなかった。</text:p>
      <text:p text:style-name="P15">１１．アリさんは写真を<text:ruby text:style-name="Ru1"><text:ruby-base>撮</text:ruby-base><text:ruby-text>と</text:ruby-text></text:ruby>るのが<text:ruby text:style-name="Ru1"><text:ruby-base>上手</text:ruby-base><text:ruby-text>じょうず</text:ruby-text></text:ruby>だった。</text:p>
      <text:p text:style-name="P15">１２．泳ぐのが苦手じゃなかった。</text:p>
      <text:p text:style-name="P15">１３．A: 昨日映画はどうだった？<text:span text:style-name="T10">　B: とても面白かったです。</text:span></text:p>
      <text:p text:style-name="P16"/>
      <text:p text:style-name="P17">Exercises 02/05/2025:</text:p>
      <text:p text:style-name="P18">１．僕は友達と公園に行く。</text:p>
      <text:p text:style-name="P18">２．私はうちで<text:ruby text:style-name="Ru1"><text:ruby-base>読書</text:ruby-base><text:ruby-text>どくしょ</text:ruby-text></text:ruby>するのが好き。</text:p>
      <text:p text:style-name="P19">３．私はよく友達のうちに行って、ゲームをする。</text:p>
      <text:p text:style-name="P19">４．A: 毎日よく何をする？<text:span text:style-name="T11">　B: 毎日公園で</text:span><text:ruby text:style-name="Ru1"><text:ruby-base><text:span text:style-name="T11">走</text:span></text:ruby-base><text:ruby-text>はし</text:ruby-text></text:ruby><text:span text:style-name="T11">る。</text:span></text:p>
      <text:p text:style-name="P20">５．僕はいつも日本のアニメを見ている。</text:p>
      <text:p text:style-name="P21">６．海に行って、<text:ruby text:style-name="Ru1"><text:ruby-base>泳</text:ruby-base><text:ruby-text>およ</text:ruby-text></text:ruby>いだ。</text:p>
      <text:p text:style-name="P21">７．私は去年アフリカに行って、写真を撮った。</text:p>
      <text:p text:style-name="P22">８．昨日花の絵を<text:ruby text:style-name="Ru1"><text:ruby-base>描</text:ruby-base><text:ruby-text>か</text:ruby-text></text:ruby>いた。私は下手だった。</text:p>
      <text:p text:style-name="P23">９．昨日<text:ruby text:style-name="Ru1"><text:ruby-base>柔道</text:ruby-base><text:ruby-text>じゅうどう</text:ruby-text></text:ruby>をした。面白かった。でも、今日は体が痛い。</text:p>
      <text:p text:style-name="P24">１０．もう<text:ruby text:style-name="Ru1"><text:ruby-base>一度</text:ruby-base><text:ruby-text>いちど</text:ruby-text></text:ruby>言ってください。</text:p>
      <text:p text:style-name="P24">１１．もう<text:ruby text:style-name="Ru1"><text:ruby-base>一回</text:ruby-base><text:ruby-text>いっかい</text:ruby-text></text:ruby>日本に行きたいです。</text:p>
      <text:p text:style-name="P25"><text:span text:style-name="T12">１２．私は</text:span><text:ruby text:style-name="Ru1"><text:ruby-base><text:span text:style-name="T12">東京</text:span></text:ruby-base><text:ruby-text>とうきょう</text:ruby-text></text:ruby><text:span text:style-name="T12">に二</text:span><text:ruby text:style-name="Ru1"><text:ruby-base><text:span text:style-name="T12">回</text:span></text:ruby-base><text:ruby-text>かい</text:ruby-text></text:ruby><text:span text:style-name="T12">行ったことがあります。</text:span></text:p>
      <text:p text:style-name="P25"><text:span text:style-name="T12">１３．紙にこの漢字を三</text:span><text:ruby text:style-name="Ru1"><text:ruby-base><text:span text:style-name="T12">回</text:span></text:ruby-base><text:ruby-text>かい</text:ruby-text></text:ruby><text:span text:style-name="T12">書いてください。</text:span></text:p>
      <text:p text:style-name="P26">１４．<text:ruby text:style-name="Ru1"><text:ruby-base>今度</text:ruby-base><text:ruby-text>こんど</text:ruby-text></text:ruby>は私に<text:ruby text:style-name="Ru1"><text:ruby-base>手紙</text:ruby-base><text:ruby-text>てがみ</text:ruby-text></text:ruby>を書いてください。</text:p>
      <text:p text:style-name="P26">１５．三<text:ruby text:style-name="Ru1"><text:ruby-base>百</text:ruby-base><text:ruby-text>びゃく</text:ruby-text></text:ruby>六十<text:ruby text:style-name="Ru1"><text:ruby-base>度</text:ruby-base><text:ruby-text>ど</text:ruby-text></text:ruby><text:ruby text:style-name="Ru1"><text:ruby-base>回</text:ruby-base><text:ruby-text>まわ</text:ruby-text></text:ruby>ってください。</text:p>
      <text:p text:style-name="P26">１６．この水の<text:ruby text:style-name="Ru1"><text:ruby-base>温度</text:ruby-base><text:ruby-text>おんど</text:ruby-text></text:ruby>は十<text:ruby text:style-name="Ru1"><text:ruby-base>度</text:ruby-base><text:ruby-text>ど</text:ruby-text></text:ruby>です。</text:p>
      <text:p text:style-name="P26">１７．十二時まで漢字の勉強をしていたから、<text:ruby text:style-name="Ru1"><text:ruby-base>寝坊</text:ruby-base><text:ruby-text>ねぼう</text:ruby-text></text:ruby>しました。</text:p>
      <text:p text:style-name="P26">１８．写真を撮るから、そこで待っていてください。</text:p>
      <text:p text:style-name="P26"/>
      <text:p text:style-name="P27">Day 05/05/2025:</text:p>
      <text:p text:style-name="P26">１．十分後に起こしてください。</text:p>
      <text:p text:style-name="P26">２．もう一回日本に行きたいです。</text:p>
      <text:p text:style-name="P28">３．A: 先週コンサートはどうだった？　B: 本当に素晴らしかったよ。</text:p>
      <text:p text:style-name="P28">４．A: 昨日の映画はどうだった？<text:span text:style-name="T13">　B: とても面白かったです。</text:span></text:p>
      <text:p text:style-name="P29">５．母は背が高くなかった。</text:p>
      <text:p text:style-name="P29">６．昨日うちで仕事をしていなかった。</text:p>
      <text:p text:style-name="P26"/>
      <text:p text:style-name="P30">Exercises 07/05/2025:</text:p>
      <text:p text:style-name="P30">１．コーヒーが一つとケーキが一つ欲しいです。</text:p>
      <text:p text:style-name="P31">２．新しいスーツケースが買いたいです。</text:p>
      <text:p text:style-name="P31">３．ピザが食べたいです。</text:p>
      <text:p text:style-name="P31">４．私は日本が好きですから、着物が欲しいです。</text:p>
      <text:p text:style-name="P31">５．今日は母と本が読みたいです。</text:p>
      <text:p text:style-name="P31">６．日本の音楽が<text:ruby text:style-name="Ru1"><text:ruby-base>聴</text:ruby-base><text:ruby-text>き</text:ruby-text></text:ruby>きたいですか。</text:p>
      <text:p text:style-name="P31">７．来年は学校で<text:ruby text:style-name="Ru1"><text:ruby-base>書道</text:ruby-base><text:ruby-text>しょどう</text:ruby-text></text:ruby>がしたいです。</text:p>
      <text:p text:style-name="P32">８．あの古い本は欲しくないです。</text:p>
      <text:p text:style-name="P32">９．その小さい<text:ruby text:style-name="Ru1"><text:ruby-base>靴</text:ruby-base><text:ruby-text>くつ</text:ruby-text></text:ruby>は欲しくないです。</text:p>
      <text:p text:style-name="P33">１０．<text:ruby text:style-name="Ru1"><text:ruby-base>苺</text:ruby-base><text:ruby-text>いちご</text:ruby-text></text:ruby>のケーキは食べたくないです。</text:p>
      <text:p text:style-name="P33">１１．私はこのスーツケースが好きですから、新しいスーツケースは買いたくないです。</text:p>
      <text:p text:style-name="P33">１２．私は歌が<text:ruby text:style-name="Ru1"><text:ruby-base>下手</text:ruby-base><text:ruby-text>へた</text:ruby-text></text:ruby>ですから、歌いたくないです。</text:p>
      <text:p text:style-name="P33">１３．りんごが<text:ruby text:style-name="Ru1"><text:ruby-base>苦手</text:ruby-base><text:ruby-text>にがて</text:ruby-text></text:ruby>ですから、食べたくないです。</text:p>
      <text:p text:style-name="P33">１４．足が痛いですから、走りたくないです。</text:p>
      <text:p text:style-name="P34">１５．果物が嫌いですから、食べたくないです。</text:p>
      <text:p text:style-name="P34">１６．バスケットボールの<text:ruby text:style-name="Ru1"><text:ruby-base><text:span text:style-name="T14">練習</text:span></text:ruby-base><text:ruby-text>れんしゅう</text:ruby-text></text:ruby>はしたくないです。</text:p>
      <text:p text:style-name="P35">１７．明日から勉強をします。今日はしたくないです。</text:p>
      <text:p text:style-name="P35">１８．昨日はハンバーガーが食べたかったから。レストランに行きました。</text:p>
      <text:p text:style-name="P35">１９．勉強がしたくなかったから、友達の家に行きました。</text:p>
      <text:p text:style-name="P36">２０．私も<text:ruby text:style-name="Ru1"><text:ruby-base>京都</text:ruby-base><text:ruby-text>きょうと</text:ruby-text></text:ruby>に行きたくなかったです。</text:p>
      <text:p text:style-name="P36">２１．日本へ行きたいから、今日本語の勉強をしています。</text:p>
      <text:p text:style-name="P36">２２．<text:ruby text:style-name="Ru1"><text:ruby-base>忙</text:ruby-base><text:ruby-text>いそが</text:ruby-text></text:ruby>しかったから、行きたくないです。</text:p>
      <text:p text:style-name="P36">２３．<text:ruby text:style-name="Ru1"><text:ruby-base>熱</text:ruby-base><text:ruby-text>ねつ</text:ruby-text></text:ruby>があるから、学校へ行きたくないです。</text:p>
      <text:p text:style-name="P36">２４．日本語を勉強して、<text:ruby text:style-name="Ru1"><text:ruby-base>東京</text:ruby-base><text:ruby-text>とうきょう</text:ruby-text></text:ruby>に行きたいです。</text:p>
      <text:p text:style-name="P37"/>
      <text:p text:style-name="P37">Exercises 09/05/2025:</text:p>
      <text:p text:style-name="P37">１．日曜日はレストランに行って、映画を見ます。</text:p>
      <text:p text:style-name="P37">２．日曜日はレストランに行ったり、映画を見たりします。</text:p>
      <text:p text:style-name="P37">３．今日は絵を<text:ruby text:style-name="Ru1"><text:ruby-base>描</text:ruby-base><text:ruby-text>か</text:ruby-text></text:ruby>いたり、本を読んだりします。</text:p>
      <text:p text:style-name="P38">４．今日は勉強をしたり、運動をしたりしました。</text:p>
      <text:p text:style-name="P38">５．来年は日本に行ったり、アメリカに行ったりしたいです。</text:p>
      <text:p text:style-name="P38">６．昨日は友達とレストランに行ったり、映画を見たりしました。</text:p>
      <text:p text:style-name="P38">７．今日は勉強をしたり、<text:ruby text:style-name="Ru1"><text:ruby-base>歌</text:ruby-base><text:ruby-text>うた</text:ruby-text></text:ruby>ったりしたいです。</text:p>
      <text:p text:style-name="P39">８．先週は友達の家に行ったり、兄の家に行ったりしました。</text:p>
      <text:p text:style-name="P39">９．週末はお菓子作りをしたり、本を読んだりしたいです。</text:p>
      <text:p text:style-name="P39">１０．明日は絵を<text:ruby text:style-name="Ru1"><text:ruby-base>描</text:ruby-base><text:ruby-text>か</text:ruby-text></text:ruby>いたり、写真を<text:ruby text:style-name="Ru1"><text:ruby-base>撮</text:ruby-base><text:ruby-text>と</text:ruby-text></text:ruby>ったりします。</text:p>
      <text:p text:style-name="P39">１１．日本で<text:ruby text:style-name="Ru1"><text:ruby-base>茶道</text:ruby-base><text:ruby-text>さどう</text:ruby-text></text:ruby>をしたり、<text:ruby text:style-name="Ru1"><text:ruby-base>剣道</text:ruby-base><text:ruby-text>けんどう</text:ruby-text></text:ruby>をしたりしました。</text:p>
      <text:p text:style-name="P40">１２．今日は学校で勉強をしたり、家でゲームをしたりします。</text:p>
      <text:p text:style-name="P40">１３．本を読んだり、料理をしたりするのが好きです。</text:p>
      <text:p text:style-name="P40">１４．歌を歌ったり、映画を見たりすることが好きです。</text:p>
      <text:p text:style-name="P40">１５．私は<text:ruby text:style-name="Ru1"><text:ruby-base>寿司</text:ruby-base><text:ruby-text>すし</text:ruby-text></text:ruby>を食べたり、<text:ruby text:style-name="Ru1"><text:ruby-base>柔道</text:ruby-base><text:ruby-text>じゅうどう</text:ruby-text></text:ruby>をしたりするのが好きです。</text:p>
      <text:p text:style-name="P40">１６．ももかさんはアニメを見たり、<text:ruby text:style-name="Ru1"><text:ruby-base>漫画</text:ruby-base><text:ruby-text>まんが</text:ruby-text></text:ruby>を読んだりすることがとても好きです。</text:p>
      <text:p text:style-name="P37"/>
      <text:p text:style-name="P41">Exercises 10/05/2025:</text:p>
      <text:p text:style-name="P41">えいじさん（A）とあめぃあ（B）さんの会話。</text:p>
      <text:p text:style-name="P41">A: <text:ruby text:style-name="Ru1"><text:ruby-base>趣味</text:ruby-base><text:ruby-text>しゅみ</text:ruby-text></text:ruby>はありますか。</text:p>
      <text:p text:style-name="P41">B: はい、私は古いアニメを見たり、漫画を読んだりすることが好きです。</text:p>
      <text:p text:style-name="P41">A: 本当ですか。どんなアニメが好きですか。</text:p>
      <text:p text:style-name="P41">B: 古い<text:ruby text:style-name="Ru1"><text:ruby-base>少女</text:ruby-base><text:ruby-text>しょうじょ</text:ruby-text></text:ruby>アニメが好きです。セーラーメーンが大好きです。</text:p>
      <text:p text:style-name="P41">A: そうですか。アニメはよく見ますか。</text:p>
      <text:p text:style-name="P41">B: はい、古い<text:ruby text:style-name="Ru1"><text:ruby-base>少女</text:ruby-base><text:ruby-text>しょうじょ</text:ruby-text></text:ruby>アニメを見たり、新しいアニメを見たりします。</text:p>
      <text:p text:style-name="P41"/>
      <text:p text:style-name="P41">１．どうして日本が好きですか。</text:p>
      <text:p text:style-name="P41">２．どうして<text:ruby text:style-name="Ru1"><text:ruby-base>病院</text:ruby-base><text:ruby-text>びょういん</text:ruby-text></text:ruby>に行きますか。</text:p>
      <text:p text:style-name="P41">３．どうして漢字の<text:ruby text:style-name="Ru1"><text:ruby-base>練習</text:ruby-base><text:ruby-text>れんしゅう</text:ruby-text></text:ruby>をしていますか。</text:p>
      <text:p text:style-name="P41">４．来年、<text:ruby text:style-name="Ru1"><text:ruby-base>富士山</text:ruby-base><text:ruby-text>ふじさん</text:ruby-text></text:ruby>に<text:ruby text:style-name="Ru1"><text:ruby-base>登</text:ruby-base><text:ruby-text>のぼ</text:ruby-text></text:ruby>りたいです。</text:p>
      <text:p text:style-name="P41">５．朝、私の犬と<text:ruby text:style-name="Ru1"><text:ruby-base>散歩</text:ruby-base><text:ruby-text>さんぽ</text:ruby-text></text:ruby>します。</text:p>
      <text:p text:style-name="P41">６．今日は<text:ruby text:style-name="Ru1"><text:ruby-base>休日</text:ruby-base><text:ruby-text>きゅうじつ</text:ruby-text></text:ruby>ですから、散歩します。</text:p>
      <text:p text:style-name="P42">７．どうして富士山に登りましたか。</text:p>
      <text:p text:style-name="P42">８．仕事が忙しかったですから、<text:ruby text:style-name="Ru1"><text:ruby-base>疲</text:ruby-base><text:ruby-text>つか</text:ruby-text></text:ruby>れました。</text:p>
      <text:p text:style-name="P42">９．どうして日本語の勉強をしていますか。</text:p>
      <text:p text:style-name="P42">１０．雨が<text:ruby text:style-name="Ru1"><text:ruby-base>降</text:ruby-base><text:ruby-text>ふ</text:ruby-text></text:ruby>りませんでしたから、散歩します。</text:p>
      <text:p text:style-name="P43">１１．友達とサッカーをしたり、バスケットボールをしたりしたから、<text:ruby text:style-name="Ru1"><text:ruby-base>疲</text:ruby-base><text:ruby-text>つか</text:ruby-text></text:ruby>れました。</text:p>
      <text:p text:style-name="P43">１２．どうしてワンピースを読むことが好きですか。</text:p>
      <text:p text:style-name="P43">１３．仕事がありますから、映画を見ません。</text:p>
      <text:p text:style-name="P43">１４．今日はゲームをするから、散歩したくないです。</text:p>
      <text:p text:style-name="P43">１５．<text:ruby text:style-name="Ru1"><text:ruby-base>怪我</text:ruby-base><text:ruby-text>けが</text:ruby-text></text:ruby>をしたから、病院に行きます。</text:p>
      <text:p text:style-name="P43">１６．日本語でアニメを見たいから、日本語の勉強をします。</text:p>
      <text:p text:style-name="P43">１７．今日は料理をするから、レストランに行きません。</text:p>
      <text:p text:style-name="P43">１８．この靴は大きいから、欲しくないです。</text:p>
      <text:p text:style-name="P43">１９．この鞄は新しいから、好きです。</text:p>
      <text:p text:style-name="P43">２０．漢字は面白いから、勉強しましょう。</text:p>
      <text:p text:style-name="P43">２１．富士山はきれいだから、写真を撮りたいです。</text:p>
      <text:p text:style-name="P43">２２．この本が好きだから、欲しいです。</text:p>
      <text:p text:style-name="P43">２３．寿司が好きだから、日本に行きたいです。</text:p>
      <text:p text:style-name="P41"/>
      <text:p text:style-name="P44">Exercises 12/05/2025:</text:p>
      <text:p text:style-name="P44">１．十二時ですから、昼ご飯を食べましょう。</text:p>
      <text:p text:style-name="P44">２．仕事がありますから、行けません。</text:p>
      <text:p text:style-name="P44">３．<text:ruby text:style-name="Ru1"><text:ruby-base>怪我</text:ruby-base><text:ruby-text>けが</text:ruby-text></text:ruby>をしましたから、<text:ruby text:style-name="Ru1"><text:ruby-base>病院</text:ruby-base><text:ruby-text>びょういん</text:ruby-text></text:ruby>に行きます。</text:p>
      <text:p text:style-name="P44">４．仕事がありますから、映画を見ません。</text:p>
      <text:p text:style-name="P45">５．今日はゲームをするから、散歩したくないです。</text:p>
      <text:p text:style-name="P45">６．日本語でアニメが見たいから、日本語の勉強をします。</text:p>
      <text:p text:style-name="P46">７．今日は料理をするから、レストランに行きません。</text:p>
      <text:p text:style-name="P46">８．この靴は大きいから、欲しくないです。</text:p>
      <text:p text:style-name="P46">９．このアニメは面白いから、大好きです。</text:p>
      <text:p text:style-name="P46">１０．富士山はきれいだから、写真を撮りたいです。</text:p>
      <text:p text:style-name="P46">１１．寿司が好きだから、日本に行きたいです。</text:p>
      <text:p text:style-name="P46">１２．A: どうして疲れていますか。B: 仕事が忙しかったからです。</text:p>
      <text:p text:style-name="P46"/>
      <text:p text:style-name="P46">ー＞<text:span text:style-name="T15">　</text:span>ジョンさん（A）とロビンさん（B）の会話。</text:p>
      <text:p text:style-name="P47">A: ロビンさんはどうして日本語が好きですか。</text:p>
      <text:p text:style-name="P47">B: 日本の音楽が好きだから、日本語が好きです。</text:p>
      <text:p text:style-name="P47">A: どんな音楽が好きですか。</text:p>
      <text:p text:style-name="P47">B: 日本のJ-popが好きです。</text:p>
      <text:p text:style-name="P47">A: 本当ですか。私も好きです。どうして好きですか。</text:p>
      <text:p text:style-name="P47">B: とても面白いからです、ジョンさんはどうして好きですか。</text:p>
      <text:p text:style-name="P47">A: 日本のアイドルがすごく好きだからです。</text:p>
      <text:p text:style-name="P41"/>
      <text:p text:style-name="P37">１３．週末はお菓子<text:ruby text:style-name="Ru1"><text:ruby-base>作</text:ruby-base><text:ruby-text>づく</text:ruby-text></text:ruby>りをしたり、本を読んだりしたいです。</text:p>
      <text:p text:style-name="P37">１４．お菓子<text:ruby text:style-name="Ru1"><text:ruby-base>作</text:ruby-base><text:ruby-text>づく</text:ruby-text></text:ruby>りをしたり、テニスをしたりことが好きです。</text:p>
      <text:p text:style-name="P37">１５．どうして漢字の<text:ruby text:style-name="Ru1"><text:ruby-base>練習</text:ruby-base><text:ruby-text>れんしゅう</text:ruby-text></text:ruby>をしていますか。</text:p>
      <text:p text:style-name="P48">１６．友達とサッカーをしたり、バスケットボールをしたりから、疲れました。</text:p>
      <text:p text:style-name="P49">１７．足が痛いですから、走りたくないです。</text:p>
      <text:p text:style-name="P49">１８．明日レストランに行ったり、映画を見たります。</text:p>
      <text:p text:style-name="P50">１９．今日は学校で勉強をしたり、家でゲームをしたりします。</text:p>
      <text:p text:style-name="P50">２０．勉強をしたくなかったから、友達の家に行きました。</text:p>
      <text:p text:style-name="P51">２１．明日から勉強をします、今はしたくないです。</text:p>
      <text:p text:style-name="P37"/>
      <text:p text:style-name="P52">Exercises 17/05/2025:</text:p>
      <text:p text:style-name="P52">１．私の兄は<text:ruby text:style-name="Ru1"><text:ruby-base>海外</text:ruby-base><text:ruby-text>かいがい</text:ruby-text></text:ruby>に住んでいます。</text:p>
      <text:p text:style-name="P52">２．<text:ruby text:style-name="Ru1"><text:ruby-base>海外</text:ruby-base><text:ruby-text>かいがい</text:ruby-text></text:ruby>で<text:ruby text:style-name="Ru1"><text:ruby-base>観光</text:ruby-base><text:ruby-text>かんこう</text:ruby-text></text:ruby>したり、ご飯を食べたりしたいです。</text:p>
      <text:p text:style-name="P52">３．去年、<text:ruby text:style-name="Ru1"><text:ruby-base>外国</text:ruby-base><text:ruby-text>がいこく</text:ruby-text></text:ruby>に<text:ruby text:style-name="Ru1"><text:ruby-base>旅行</text:ruby-base><text:ruby-text>りょこう</text:ruby-text></text:ruby>したり、<text:ruby text:style-name="Ru1"><text:ruby-base>留学</text:ruby-base><text:ruby-text>りゅうがく</text:ruby-text></text:ruby>したりしました。</text:p>
      <text:p text:style-name="P52"/>
      <text:p text:style-name="P52">A: えりさんは来年何がしたいですか。</text:p>
      <text:p text:style-name="P52">B: 来年は海外に留学したいです。</text:p>
      <text:p text:style-name="P52">A: へえ、どの国に留学したいですか。</text:p>
      <text:p text:style-name="P52">B: 中国に行きたいですね。中国語の勉強をしたり、観光したりしたいです。</text:p>
      <text:p text:style-name="P52">A: そうですか。私も外国に行きたいです。</text:p>
      <text:p text:style-name="P52">B: 本当ですか。どこに行きたいですか。</text:p>
      <text:p text:style-name="P52">A: 私はアメリカの出身ですから、アメリカの家に帰りたいです。</text:p>
      <text:p text:style-name="P52"/>
      <text:p text:style-name="P52">４．日本の<text:ruby text:style-name="Ru1"><text:ruby-base>国内</text:ruby-base><text:ruby-text>こくない</text:ruby-text></text:ruby>を旅行しましょう。</text:p>
      <text:p text:style-name="P53">５．学校の入口に人がいます。</text:p>
      <text:p text:style-name="P53">６．日本の漫画は<text:ruby text:style-name="Ru1"><text:ruby-base>海外</text:ruby-base><text:ruby-text>かいがい</text:ruby-text></text:ruby>で有名です。</text:p>
      <text:p text:style-name="P53">７．外国に寿司はありますか。</text:p>
      <text:p text:style-name="P54">８．この映画を見たことがあります。</text:p>
      <text:p text:style-name="P54">９．日本に行ったことがあります。</text:p>
      <text:p text:style-name="P55">１０．漫画を読んだことがありますか。</text:p>
      <text:p text:style-name="P55">１１．<text:ruby text:style-name="Ru1"><text:ruby-base>彼氏</text:ruby-base><text:ruby-text>かれし</text:ruby-text></text:ruby>と<text:ruby text:style-name="Ru1"><text:ruby-base>広島</text:ruby-base><text:ruby-text>ひろしま</text:ruby-text></text:ruby>に行ったことがあります。</text:p>
      <text:p text:style-name="P56">１２．ラーメンは食べたことがありません。</text:p>
      <text:p text:style-name="P56">１３．テニスをしたことがないです。</text:p>
      <text:p text:style-name="P56">１４．私は東京と奈良に行ったことがあります。長崎に行ったことがないです。</text:p>
      <text:p text:style-name="P37"/>
      <text:p text:style-name="P57">Exercises 23/05/2025:</text:p>
      <text:p text:style-name="P57"/>
      <text:p text:style-name="P57">男の人と女の人の会話（A: 男の人、B: 女の人）</text:p>
      <text:p text:style-name="P57">A: 来年の夏は旅行がしたいな。</text:p>
      <text:p text:style-name="P57">B: どこに行きたいの？</text:p>
      <text:p text:style-name="P57">A: そうだね。海外に行きたいよ。</text:p>
      <text:p text:style-name="P57">B: どうして？</text:p>
      <text:p text:style-name="P57">A: 海外に行ったことがないから、行きたい。</text:p>
      <text:p text:style-name="P57">B: 私は四国に行きたいな。</text:p>
      <text:p text:style-name="P57">A: 四国で何がしたいの？</text:p>
      <text:p text:style-name="P57">B: 美味しいうどんを食べたり、観光したりしたい。</text:p>
      <text:p text:style-name="P57">A: それもいいね。</text:p>
      <text:p text:style-name="P57"/>
      <text:p text:style-name="P57">ー＞　日本に留学する。</text:p>
      <text:p text:style-name="P58">私は来年、海外に留学したいです。日本に行ったことがないから、日本の学校に留学して、日本語の勉強をしたいです。週末は<text:ruby text:style-name="Ru1"><text:ruby-base>京都</text:ruby-base><text:ruby-text>きょうと</text:ruby-text></text:ruby>に行ったり、美味しいご飯を食べたりしたいです。</text:p>
      <text:p text:style-name="P37"/>
      <text:p text:style-name="P37">ー＞　日本に国内の旅行する。</text:p>
      <text:p text:style-name="P37">私は日本に<text:ruby text:style-name="Ru1"><text:ruby-base>住</text:ruby-base><text:ruby-text>す</text:ruby-text></text:ruby>んでいます。<text:ruby text:style-name="Ru1"><text:ruby-base>外国</text:ruby-base><text:ruby-text>がいこく</text:ruby-text></text:ruby>に行ったことがありませんが、日本の<text:ruby text:style-name="Ru1"><text:ruby-base>国内</text:ruby-base><text:ruby-text>こくない</text:ruby-text></text:ruby>を<text:ruby text:style-name="Ru1"><text:ruby-base>旅行</text:ruby-base><text:ruby-text>りょこう</text:ruby-text></text:ruby>したことがあります。<text:ruby text:style-name="Ru1"><text:ruby-base>二</text:ruby-base><text:ruby-text>に</text:ruby-text></text:ruby><text:ruby text:style-name="Ru1"><text:ruby-base>年前</text:ruby-base><text:ruby-text>ねんまえ</text:ruby-text></text:ruby>、<text:ruby text:style-name="Ru1"><text:ruby-base>大阪</text:ruby-base><text:ruby-text>おおさか</text:ruby-text></text:ruby>に行ったり、<text:ruby text:style-name="Ru1"><text:ruby-base>北海道</text:ruby-base><text:ruby-text>ほっかいどう</text:ruby-text></text:ruby>に行ったりしました。<text:ruby text:style-name="Ru1"><text:ruby-base>去年</text:ruby-base><text:ruby-text>きょねん</text:ruby-text></text:ruby>は<text:ruby text:style-name="Ru1"><text:ruby-base>沖縄</text:ruby-base><text:ruby-text>おきなわ</text:ruby-text></text:ruby>に行ったから、<text:ruby text:style-name="Ru1"><text:ruby-base>今年</text:ruby-base><text:ruby-text>ことし</text:ruby-text></text:ruby>は<text:ruby text:style-name="Ru1"><text:ruby-base>広島</text:ruby-base><text:ruby-text>ひろしま</text:ruby-text></text:ruby>に行きたいです。</text:p>
      <text:p text:style-name="P37"/>
      <text:p text:style-name="P37">ー＞　日曜日は友達と温泉に行きます。</text:p>
      <text:p text:style-name="P37">ありささんは<text:ruby text:style-name="Ru1"><text:ruby-base>箱根</text:ruby-base><text:ruby-text>はこね</text:ruby-text></text:ruby>の<text:ruby text:style-name="Ru1"><text:ruby-base>出身</text:ruby-base><text:ruby-text>しゅっしん</text:ruby-text></text:ruby>です。<text:ruby text:style-name="Ru1"><text:ruby-base>箱根</text:ruby-base><text:ruby-text>はこね</text:ruby-text></text:ruby>は<text:ruby text:style-name="Ru1"><text:ruby-base>温泉</text:ruby-base><text:ruby-text>おんせん</text:ruby-text></text:ruby>が<text:ruby text:style-name="Ru1"><text:ruby-base>有名</text:ruby-base><text:ruby-text>ゆうめい</text:ruby-text></text:ruby>です。日曜日は、<text:ruby text:style-name="Ru1"><text:ruby-base>箱根</text:ruby-base><text:ruby-text>はこね</text:ruby-text></text:ruby>に帰って、友達と一緒に<text:ruby text:style-name="Ru1"><text:ruby-base>温泉</text:ruby-base><text:ruby-text>おんせん</text:ruby-text></text:ruby>に<text:ruby text:style-name="Ru1"><text:ruby-base>入</text:ruby-base><text:ruby-text>はい</text:ruby-text></text:ruby>ったり、<text:ruby text:style-name="Ru1"><text:ruby-base>浴衣</text:ruby-base><text:ruby-text>ゆかた</text:ruby-text></text:ruby>を<text:ruby text:style-name="Ru1"><text:ruby-base>着</text:ruby-base><text:ruby-text>き</text:ruby-text></text:ruby>たりします。</text:p>
      <text:p text:style-name="P37"/>
      <text:p text:style-name="P59">１．私の兄は海外に住んでいます。</text:p>
      <text:p text:style-name="P59">２．去年、外国に旅行したり、留学したりしました。</text:p>
      <text:p text:style-name="P59">３．<text:ruby text:style-name="Ru1"><text:ruby-base>箱根</text:ruby-base><text:ruby-text>はこね</text:ruby-text></text:ruby>の<text:ruby text:style-name="Ru1"><text:ruby-base>温泉</text:ruby-base><text:ruby-text>おんせん</text:ruby-text></text:ruby>に行ったことがあります。</text:p>
      <text:p text:style-name="P60">４．日本の<text:ruby text:style-name="Ru1"><text:ruby-base>漫画</text:ruby-base><text:ruby-text>まんが</text:ruby-text></text:ruby>は海外で有名です。</text:p>
      <text:p text:style-name="P60">５．私は日本の<text:ruby text:style-name="Ru1"><text:ruby-base>大阪</text:ruby-base><text:ruby-text>おおさか</text:ruby-text></text:ruby>の<text:ruby text:style-name="Ru1"><text:ruby-base>出身</text:ruby-base><text:ruby-text>しゅっしん</text:ruby-text></text:ruby>です。</text:p>
      <text:p text:style-name="P60">６．<text:ruby text:style-name="Ru1"><text:ruby-base>彼氏</text:ruby-base><text:ruby-text>かれし</text:ruby-text></text:ruby>と<text:ruby text:style-name="Ru1"><text:ruby-base>広島</text:ruby-base><text:ruby-text>ひろしま</text:ruby-text></text:ruby>に行ったことがあります。</text:p>
      <text:p text:style-name="P37">７．明日は日曜日だけど、仕事に行く。</text:p>
      <text:p text:style-name="P37"/>
      <text:p text:style-name="P61">Exercises 25/05/2025:</text:p>
      <text:p text:style-name="P61"/>
      <text:p text:style-name="P61">ー＞<text:span text:style-name="T16">　</text:span>(A)エミさんと(B)アンドリューさんの天気の会話。</text:p>
      <text:p text:style-name="P61">A: 今日は空がきれいですね。</text:p>
      <text:p text:style-name="P61">B: そうですね。でも、昼から雨が降りますよ。</text:p>
      <text:p text:style-name="P61">A: 本当ですか。いつ止みますか。</text:p>
      <text:p text:style-name="P61">B: 明日まで止みません。</text:p>
      <text:p text:style-name="P61">A: そうですか。日曜日の天気はどうですか。</text:p>
      <text:p text:style-name="P61">B: 日曜日は雨が降りませんが、曇りです。</text:p>
      <text:p text:style-name="P61">A: 本当ですか。今週の天気は悪いですね。</text:p>
      <text:p text:style-name="P37"/>
      <text:p text:style-name="P37">１．私の犬は雨が好きです。</text:p>
      <text:p text:style-name="P37">２．私の好きな日本食は天ぷらです。</text:p>
      <text:p text:style-name="P62">３．今日は雨が降っていますが、明日の天気はどうですか。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Rubies" style:family="text">
      <style:text-properties fo:color="#c9211e" loext:opacity="100%" style:text-position="0% 100%" fo:font-size="6pt" style:text-underline-style="none" fo:background-color="#1c1c1c" style:font-name-asian="Noto Sans CJK JP1" style:font-family-asian="'Noto Sans CJK JP'" style:font-style-name-asian="Regular" style:font-family-generic-asian="swiss" style:font-pitch-asian="variable" style:font-size-asian="13pt" style:font-style-asian="normal" style:font-size-complex="6pt" style:text-emphasiz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-top="none" fo:border-bottom="none" fo:border-left="0.06pt solid #000000" fo:border-right="0.06pt solid #000000" fo:padding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4:43:48.511375354</meta:creation-date>
    <dc:date>2025-05-25T23:22:48.124607195</dc:date>
    <meta:editing-duration>P1DT21H6M33S</meta:editing-duration>
    <meta:editing-cycles>597</meta:editing-cycles>
    <meta:generator>LibreOffice/24.8.7.2$Linux_X86_64 LibreOffice_project/480$Build-2</meta:generator>
    <meta:document-statistic meta:table-count="0" meta:image-count="0" meta:object-count="0" meta:page-count="1" meta:paragraph-count="252" meta:word-count="5316" meta:character-count="5859" meta:non-whitespace-character-count="5728"/>
  </office:meta>
</office:document-meta>
</file>